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4421d" officeooo:paragraph-rsid="0014421d"/>
    </style:style>
    <style:style style:name="P2" style:family="paragraph" style:parent-style-name="Standard">
      <style:paragraph-properties fo:text-align="start" style:justify-single-word="false"/>
      <style:text-properties officeooo:rsid="0014421d" officeooo:paragraph-rsid="00166d27"/>
    </style:style>
    <style:style style:name="P3" style:family="paragraph" style:parent-style-name="Standard">
      <style:paragraph-properties fo:text-align="start" style:justify-single-word="false"/>
      <style:text-properties officeooo:rsid="0014421d" officeooo:paragraph-rsid="0015be96"/>
    </style:style>
    <style:style style:name="P4" style:family="paragraph" style:parent-style-name="Standard">
      <style:paragraph-properties fo:text-align="start" style:justify-single-word="false"/>
      <style:text-properties officeooo:rsid="0014421d" officeooo:paragraph-rsid="001adf40"/>
    </style:style>
    <style:style style:name="P5" style:family="paragraph" style:parent-style-name="Standard">
      <style:paragraph-properties fo:text-align="start" style:justify-single-word="false"/>
      <style:text-properties officeooo:rsid="0014421d" officeooo:paragraph-rsid="001e45b5"/>
    </style:style>
    <style:style style:name="P6" style:family="paragraph" style:parent-style-name="Standard">
      <style:paragraph-properties fo:text-align="start" style:justify-single-word="false"/>
      <style:text-properties officeooo:rsid="001e45b5" officeooo:paragraph-rsid="001e45b5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4421d" officeooo:paragraph-rsid="0014421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7a65d" officeooo:paragraph-rsid="001935a1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2f47d8" officeooo:paragraph-rsid="00312981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33bc80" officeooo:paragraph-rsid="008bb5a3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paragraph-rsid="0014421d" fo:background-color="#72bf44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14421d" officeooo:paragraph-rsid="0014421d" fo:background-color="#72bf44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15be96" officeooo:paragraph-rsid="0014c843" fo:background-color="#72bf44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17a65d" officeooo:paragraph-rsid="0017a65d" fo:background-color="#72bf44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172091" officeooo:paragraph-rsid="001c47e7" fo:background-color="#72bf44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rsid="001c47e7" officeooo:paragraph-rsid="001adf40" fo:background-color="#72bf44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rsid="002c1310" officeooo:paragraph-rsid="002c1310" fo:background-color="#72bf44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bold" officeooo:rsid="0033bc80" officeooo:paragraph-rsid="003bd91c" fo:background-color="#72bf44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weight="bold" officeooo:rsid="0033bc80" officeooo:paragraph-rsid="0033bc80" fo:background-color="#72bf44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weight="bold" officeooo:rsid="002f1c4c" officeooo:paragraph-rsid="002f1c4c" fo:background-color="#72bf44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officeooo:rsid="002f1c4c" officeooo:paragraph-rsid="002f47d8"/>
    </style:style>
    <style:style style:name="P22" style:family="paragraph" style:parent-style-name="Standard">
      <style:paragraph-properties fo:text-align="start" style:justify-single-word="false"/>
      <style:text-properties officeooo:rsid="002f1c4c" officeooo:paragraph-rsid="002f1c4c"/>
    </style:style>
    <style:style style:name="P23" style:family="paragraph" style:parent-style-name="Standard">
      <style:paragraph-properties fo:text-align="start" style:justify-single-word="false"/>
      <style:text-properties officeooo:rsid="002f47d8" officeooo:paragraph-rsid="002f47d8"/>
    </style:style>
    <style:style style:name="P24" style:family="paragraph" style:parent-style-name="Standard">
      <style:paragraph-properties fo:text-align="start" style:justify-single-word="false"/>
      <style:text-properties officeooo:rsid="0014c843" officeooo:paragraph-rsid="0014c843"/>
    </style:style>
    <style:style style:name="P25" style:family="paragraph" style:parent-style-name="Standard">
      <style:paragraph-properties fo:text-align="start" style:justify-single-word="false"/>
      <style:text-properties officeooo:rsid="0033bc80" officeooo:paragraph-rsid="0033bc80"/>
    </style:style>
    <style:style style:name="P26" style:family="paragraph" style:parent-style-name="Standard">
      <style:paragraph-properties fo:text-align="start" style:justify-single-word="false"/>
      <style:text-properties officeooo:rsid="00166d27" officeooo:paragraph-rsid="00166d27"/>
    </style:style>
    <style:style style:name="P27" style:family="paragraph" style:parent-style-name="Standard">
      <style:paragraph-properties fo:text-align="start" style:justify-single-word="false"/>
      <style:text-properties officeooo:rsid="00241448" officeooo:paragraph-rsid="0029ad63"/>
    </style:style>
    <style:style style:name="P28" style:family="paragraph" style:parent-style-name="Standard">
      <style:paragraph-properties fo:text-align="center" style:justify-single-word="false"/>
      <style:text-properties fo:font-style="normal" style:text-underline-style="none" officeooo:rsid="001e45b5" officeooo:paragraph-rsid="0014421d" style:font-style-asian="normal" style:font-style-complex="normal"/>
    </style:style>
    <style:style style:name="P29" style:family="paragraph" style:parent-style-name="Standard">
      <style:paragraph-properties fo:text-align="start" style:justify-single-word="false"/>
      <style:text-properties officeooo:rsid="003ed559" officeooo:paragraph-rsid="004070c8"/>
    </style:style>
    <style:style style:name="P30" style:family="paragraph" style:parent-style-name="Standard">
      <style:paragraph-properties fo:text-align="start" style:justify-single-word="false" fo:break-before="page"/>
      <style:text-properties fo:font-weight="bold" officeooo:rsid="0017a65d" officeooo:paragraph-rsid="001935a1" fo:background-color="#72bf44" style:font-weight-asian="bold" style:font-weight-complex="bold"/>
    </style:style>
    <style:style style:name="P31" style:family="paragraph" style:parent-style-name="Standard">
      <style:paragraph-properties fo:text-align="start" style:justify-single-word="false" fo:break-before="page"/>
      <style:text-properties fo:font-weight="bold" officeooo:rsid="002f47d8" officeooo:paragraph-rsid="00312981" fo:background-color="#72bf44" style:font-weight-asian="bold" style:font-weight-complex="bold"/>
    </style:style>
    <style:style style:name="P32" style:family="paragraph" style:parent-style-name="Standard">
      <style:paragraph-properties fo:text-align="start" style:justify-single-word="false" fo:break-before="page"/>
      <style:text-properties officeooo:rsid="0087b71b" officeooo:paragraph-rsid="008bb5a3"/>
    </style:style>
    <style:style style:name="P33" style:family="paragraph" style:parent-style-name="Standard" style:list-style-name="L1">
      <style:paragraph-properties fo:text-align="start" style:justify-single-word="false"/>
      <style:text-properties officeooo:rsid="0014421d" officeooo:paragraph-rsid="0014421d"/>
    </style:style>
    <style:style style:name="P34" style:family="paragraph" style:parent-style-name="Standard" style:list-style-name="L1">
      <style:paragraph-properties fo:text-align="start" style:justify-single-word="false"/>
      <style:text-properties officeooo:rsid="0014421d" officeooo:paragraph-rsid="004f7ce9"/>
    </style:style>
    <style:style style:name="P35" style:family="paragraph" style:parent-style-name="Standard" style:list-style-name="L1">
      <style:paragraph-properties fo:text-align="start" style:justify-single-word="false"/>
      <style:text-properties officeooo:rsid="0014421d" officeooo:paragraph-rsid="00166d27"/>
    </style:style>
    <style:style style:name="P36" style:family="paragraph" style:parent-style-name="Standard" style:list-style-name="L1">
      <style:paragraph-properties fo:text-align="start" style:justify-single-word="false"/>
      <style:text-properties officeooo:rsid="0014421d" officeooo:paragraph-rsid="0017a65d"/>
    </style:style>
    <style:style style:name="P37" style:family="paragraph" style:parent-style-name="Standard" style:list-style-name="L1">
      <style:paragraph-properties fo:text-align="start" style:justify-single-word="false"/>
      <style:text-properties officeooo:rsid="0014421d" officeooo:paragraph-rsid="0058b7f4"/>
    </style:style>
    <style:style style:name="P38" style:family="paragraph" style:parent-style-name="Standard" style:list-style-name="L1">
      <style:paragraph-properties fo:text-align="start" style:justify-single-word="false"/>
      <style:text-properties officeooo:rsid="0014421d" officeooo:paragraph-rsid="001935a1"/>
    </style:style>
    <style:style style:name="P39" style:family="paragraph" style:parent-style-name="Standard" style:list-style-name="L1">
      <style:paragraph-properties fo:text-align="start" style:justify-single-word="false"/>
      <style:text-properties officeooo:rsid="0014421d" officeooo:paragraph-rsid="001e45b5"/>
    </style:style>
    <style:style style:name="P40" style:family="paragraph" style:parent-style-name="Standard" style:list-style-name="L1">
      <style:paragraph-properties fo:text-align="start" style:justify-single-word="false"/>
      <style:text-properties officeooo:rsid="0014421d" officeooo:paragraph-rsid="001adf40"/>
    </style:style>
    <style:style style:name="P41" style:family="paragraph" style:parent-style-name="Standard" style:list-style-name="L2">
      <style:paragraph-properties fo:text-align="start" style:justify-single-word="false"/>
      <style:text-properties officeooo:rsid="0014421d" officeooo:paragraph-rsid="0014421d"/>
    </style:style>
    <style:style style:name="P42" style:family="paragraph" style:parent-style-name="Standard" style:list-style-name="L3">
      <style:paragraph-properties fo:text-align="start" style:justify-single-word="false"/>
      <style:text-properties officeooo:rsid="0014421d" officeooo:paragraph-rsid="004f7ce9"/>
    </style:style>
    <style:style style:name="P43" style:family="paragraph" style:parent-style-name="Standard" style:list-style-name="L3">
      <style:paragraph-properties fo:text-align="start" style:justify-single-word="false"/>
      <style:text-properties officeooo:rsid="0014421d" officeooo:paragraph-rsid="0015be96"/>
    </style:style>
    <style:style style:name="P44" style:family="paragraph" style:parent-style-name="Standard" style:list-style-name="L1">
      <style:paragraph-properties fo:text-align="start" style:justify-single-word="false"/>
      <style:text-properties fo:font-weight="normal" officeooo:paragraph-rsid="004f7ce9" style:font-weight-asian="normal" style:font-weight-complex="normal"/>
    </style:style>
    <style:style style:name="P45" style:family="paragraph" style:parent-style-name="Standard" style:list-style-name="L9">
      <style:paragraph-properties fo:text-align="start" style:justify-single-word="false"/>
      <style:text-properties fo:font-weight="normal" officeooo:rsid="003ed559" officeooo:paragraph-rsid="0086af95" style:font-weight-asian="normal" style:font-weight-complex="normal"/>
    </style:style>
    <style:style style:name="P46" style:family="paragraph" style:parent-style-name="Standard" style:list-style-name="L2">
      <style:paragraph-properties fo:text-align="start" style:justify-single-word="false"/>
      <style:text-properties officeooo:rsid="0014c843" officeooo:paragraph-rsid="0014c843"/>
    </style:style>
    <style:style style:name="P47" style:family="paragraph" style:parent-style-name="Standard" style:list-style-name="L2">
      <style:paragraph-properties fo:text-align="start" style:justify-single-word="false"/>
      <style:text-properties officeooo:rsid="0014c843" officeooo:paragraph-rsid="004f7ce9"/>
    </style:style>
    <style:style style:name="P48" style:family="paragraph" style:parent-style-name="Standard" style:list-style-name="L3">
      <style:paragraph-properties fo:text-align="start" style:justify-single-word="false"/>
      <style:text-properties officeooo:rsid="0015be96" officeooo:paragraph-rsid="0015be96"/>
    </style:style>
    <style:style style:name="P49" style:family="paragraph" style:parent-style-name="Standard" style:list-style-name="L1">
      <style:paragraph-properties fo:text-align="start" style:justify-single-word="false"/>
      <style:text-properties officeooo:rsid="00289d1d" officeooo:paragraph-rsid="00289d1d"/>
    </style:style>
    <style:style style:name="P50" style:family="paragraph" style:parent-style-name="Standard" style:list-style-name="L1">
      <style:paragraph-properties fo:text-align="start" style:justify-single-word="false"/>
      <style:text-properties officeooo:rsid="00296626" officeooo:paragraph-rsid="004f7ce9"/>
    </style:style>
    <style:style style:name="P51" style:family="paragraph" style:parent-style-name="Standard" style:list-style-name="L1">
      <style:paragraph-properties fo:text-align="start" style:justify-single-word="false"/>
      <style:text-properties officeooo:rsid="005a6a3a" officeooo:paragraph-rsid="005a6a3a"/>
    </style:style>
    <style:style style:name="P52" style:family="paragraph" style:parent-style-name="Standard" style:list-style-name="L4">
      <style:paragraph-properties fo:text-align="start" style:justify-single-word="false"/>
      <style:text-properties officeooo:rsid="001c47e7" officeooo:paragraph-rsid="001e45b5"/>
    </style:style>
    <style:style style:name="P53" style:family="paragraph" style:parent-style-name="Standard" style:list-style-name="L4">
      <style:paragraph-properties fo:text-align="start" style:justify-single-word="false"/>
      <style:text-properties officeooo:rsid="001c47e7" officeooo:paragraph-rsid="004f7ce9"/>
    </style:style>
    <style:style style:name="P54" style:family="paragraph" style:parent-style-name="Standard" style:list-style-name="L4">
      <style:paragraph-properties fo:text-align="start" style:justify-single-word="false"/>
      <style:text-properties officeooo:rsid="00208e07" officeooo:paragraph-rsid="00208e07"/>
    </style:style>
    <style:style style:name="P55" style:family="paragraph" style:parent-style-name="Standard" style:list-style-name="L4">
      <style:paragraph-properties fo:text-align="start" style:justify-single-word="false"/>
      <style:text-properties officeooo:rsid="00208e07" officeooo:paragraph-rsid="006eef3b"/>
    </style:style>
    <style:style style:name="P56" style:family="paragraph" style:parent-style-name="Standard" style:list-style-name="L4">
      <style:paragraph-properties fo:text-align="start" style:justify-single-word="false"/>
      <style:text-properties officeooo:rsid="00208e07" officeooo:paragraph-rsid="0021655b"/>
    </style:style>
    <style:style style:name="P57" style:family="paragraph" style:parent-style-name="Standard" style:list-style-name="L4">
      <style:paragraph-properties fo:text-align="start" style:justify-single-word="false"/>
      <style:text-properties officeooo:rsid="0025cce8" officeooo:paragraph-rsid="0025cce8"/>
    </style:style>
    <style:style style:name="P58" style:family="paragraph" style:parent-style-name="Standard" style:list-style-name="L4">
      <style:paragraph-properties fo:text-align="start" style:justify-single-word="false"/>
      <style:text-properties officeooo:rsid="0025cce8" officeooo:paragraph-rsid="004f7ce9"/>
    </style:style>
    <style:style style:name="P59" style:family="paragraph" style:parent-style-name="Standard" style:list-style-name="L4">
      <style:paragraph-properties fo:text-align="start" style:justify-single-word="false"/>
      <style:text-properties officeooo:rsid="00241448" officeooo:paragraph-rsid="0029ad63"/>
    </style:style>
    <style:style style:name="P60" style:family="paragraph" style:parent-style-name="Standard" style:list-style-name="L4">
      <style:paragraph-properties fo:text-align="start" style:justify-single-word="false"/>
      <style:text-properties officeooo:rsid="005e00e9" officeooo:paragraph-rsid="005e00e9"/>
    </style:style>
    <style:style style:name="P61" style:family="paragraph" style:parent-style-name="Standard" style:list-style-name="L4">
      <style:paragraph-properties fo:text-align="start" style:justify-single-word="false"/>
      <style:text-properties officeooo:rsid="004c77ec" officeooo:paragraph-rsid="004c77ec"/>
    </style:style>
    <style:style style:name="P62" style:family="paragraph" style:parent-style-name="Standard" style:list-style-name="L5">
      <style:paragraph-properties fo:text-align="start" style:justify-single-word="false"/>
      <style:text-properties officeooo:rsid="002c1310" officeooo:paragraph-rsid="002c1310"/>
    </style:style>
    <style:style style:name="P63" style:family="paragraph" style:parent-style-name="Standard" style:list-style-name="L5">
      <style:paragraph-properties fo:text-align="start" style:justify-single-word="false"/>
      <style:text-properties officeooo:rsid="002c1310" officeooo:paragraph-rsid="004f7ce9"/>
    </style:style>
    <style:style style:name="P64" style:family="paragraph" style:parent-style-name="Standard" style:list-style-name="L6">
      <style:paragraph-properties fo:text-align="start" style:justify-single-word="false"/>
      <style:text-properties officeooo:rsid="002c1310" officeooo:paragraph-rsid="00312981"/>
    </style:style>
    <style:style style:name="P65" style:family="paragraph" style:parent-style-name="Standard" style:list-style-name="L6">
      <style:paragraph-properties fo:text-align="start" style:justify-single-word="false"/>
      <style:text-properties officeooo:rsid="002c1310" officeooo:paragraph-rsid="00737ffd"/>
    </style:style>
    <style:style style:name="P66" style:family="paragraph" style:parent-style-name="Standard" style:list-style-name="L6">
      <style:paragraph-properties fo:text-align="start" style:justify-single-word="false"/>
      <style:text-properties officeooo:rsid="002c1310" officeooo:paragraph-rsid="004f7ce9"/>
    </style:style>
    <style:style style:name="P67" style:family="paragraph" style:parent-style-name="Standard" style:list-style-name="L5">
      <style:paragraph-properties fo:text-align="start" style:justify-single-word="false"/>
      <style:text-properties officeooo:rsid="002c9bc0" officeooo:paragraph-rsid="0070bde8"/>
    </style:style>
    <style:style style:name="P68" style:family="paragraph" style:parent-style-name="Standard" style:list-style-name="L5">
      <style:paragraph-properties fo:text-align="start" style:justify-single-word="false"/>
      <style:text-properties officeooo:rsid="002f1c4c" officeooo:paragraph-rsid="002f1c4c"/>
    </style:style>
    <style:style style:name="P69" style:family="paragraph" style:parent-style-name="Standard" style:list-style-name="L6">
      <style:paragraph-properties fo:text-align="start" style:justify-single-word="false"/>
      <style:text-properties officeooo:rsid="00320227" officeooo:paragraph-rsid="00325668"/>
    </style:style>
    <style:style style:name="P70" style:family="paragraph" style:parent-style-name="Standard" style:list-style-name="L6">
      <style:paragraph-properties fo:text-align="start" style:justify-single-word="false"/>
      <style:text-properties officeooo:rsid="00320227" officeooo:paragraph-rsid="004f7ce9"/>
    </style:style>
    <style:style style:name="P71" style:family="paragraph" style:parent-style-name="Standard" style:list-style-name="L6">
      <style:paragraph-properties fo:text-align="start" style:justify-single-word="false"/>
      <style:text-properties officeooo:rsid="003261fc" officeooo:paragraph-rsid="003261fc"/>
    </style:style>
    <style:style style:name="P72" style:family="paragraph" style:parent-style-name="Standard" style:list-style-name="L7">
      <style:paragraph-properties fo:text-align="start" style:justify-single-word="false"/>
      <style:text-properties officeooo:rsid="003bd91c" officeooo:paragraph-rsid="003bd91c"/>
    </style:style>
    <style:style style:name="P73" style:family="paragraph" style:parent-style-name="Standard" style:list-style-name="L7">
      <style:paragraph-properties fo:text-align="start" style:justify-single-word="false"/>
      <style:text-properties officeooo:rsid="003bd91c" officeooo:paragraph-rsid="0081a62c"/>
    </style:style>
    <style:style style:name="P74" style:family="paragraph" style:parent-style-name="Standard" style:list-style-name="L7">
      <style:paragraph-properties fo:text-align="start" style:justify-single-word="false"/>
      <style:text-properties officeooo:rsid="003bd91c" officeooo:paragraph-rsid="004f7ce9"/>
    </style:style>
    <style:style style:name="P75" style:family="paragraph" style:parent-style-name="Standard" style:list-style-name="L8">
      <style:paragraph-properties fo:text-align="start" style:justify-single-word="false"/>
      <style:text-properties officeooo:rsid="003bd91c" officeooo:paragraph-rsid="0070776b"/>
    </style:style>
    <style:style style:name="P76" style:family="paragraph" style:parent-style-name="Standard" style:list-style-name="L9">
      <style:paragraph-properties fo:text-align="start" style:justify-single-word="false"/>
      <style:text-properties officeooo:rsid="003bd91c" officeooo:paragraph-rsid="0086af95"/>
    </style:style>
    <style:style style:name="P77" style:family="paragraph" style:parent-style-name="Standard" style:list-style-name="L8">
      <style:paragraph-properties fo:text-align="start" style:justify-single-word="false"/>
      <style:text-properties officeooo:rsid="003c3763" officeooo:paragraph-rsid="003c3763"/>
    </style:style>
    <style:style style:name="P78" style:family="paragraph" style:parent-style-name="Standard" style:list-style-name="L8">
      <style:paragraph-properties fo:text-align="start" style:justify-single-word="false"/>
      <style:text-properties officeooo:rsid="003c3763" officeooo:paragraph-rsid="004f7ce9"/>
    </style:style>
    <style:style style:name="P79" style:family="paragraph" style:parent-style-name="Standard" style:list-style-name="L8">
      <style:paragraph-properties fo:text-align="start" style:justify-single-word="false"/>
      <style:text-properties officeooo:rsid="003e0639" officeooo:paragraph-rsid="003e0639"/>
    </style:style>
    <style:style style:name="P80" style:family="paragraph" style:parent-style-name="Standard" style:list-style-name="L9">
      <style:paragraph-properties fo:text-align="start" style:justify-single-word="false"/>
      <style:text-properties officeooo:rsid="003ed559" officeooo:paragraph-rsid="0086af95"/>
    </style:style>
    <style:style style:name="P81" style:family="paragraph" style:parent-style-name="Standard" style:list-style-name="L9">
      <style:paragraph-properties fo:text-align="start" style:justify-single-word="false"/>
      <style:text-properties officeooo:rsid="003ed559" officeooo:paragraph-rsid="004f7ce9"/>
    </style:style>
    <style:style style:name="P82" style:family="paragraph" style:parent-style-name="Standard" style:list-style-name="L9">
      <style:paragraph-properties fo:text-align="start" style:justify-single-word="false"/>
      <style:text-properties officeooo:rsid="003ed559" officeooo:paragraph-rsid="008f29a2"/>
    </style:style>
    <style:style style:name="P83" style:family="paragraph" style:parent-style-name="Standard" style:list-style-name="L9">
      <style:paragraph-properties fo:text-align="start" style:justify-single-word="false"/>
      <style:text-properties officeooo:rsid="0041b9e3" officeooo:paragraph-rsid="0041b9e3"/>
    </style:style>
    <style:style style:name="P84" style:family="paragraph" style:parent-style-name="Standard" style:list-style-name="L9">
      <style:paragraph-properties fo:text-align="start" style:justify-single-word="false"/>
      <style:text-properties officeooo:rsid="00431ed7" officeooo:paragraph-rsid="00431ed7"/>
    </style:style>
    <style:style style:name="P85" style:family="paragraph" style:parent-style-name="Standard" style:list-style-name="L1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font-weight="bold" officeooo:rsid="0017a65d" officeooo:paragraph-rsid="001e45b5" fo:background-color="#72bf44" style:font-weight-asian="bold" style:font-weight-complex="bold"/>
    </style:style>
    <style:style style:name="T1" style:family="text">
      <style:text-properties officeooo:rsid="0014421d"/>
    </style:style>
    <style:style style:name="T2" style:family="text">
      <style:text-properties officeooo:rsid="0015be96"/>
    </style:style>
    <style:style style:name="T3" style:family="text">
      <style:text-properties officeooo:rsid="00166d27"/>
    </style:style>
    <style:style style:name="T4" style:family="text">
      <style:text-properties officeooo:rsid="00172091"/>
    </style:style>
    <style:style style:name="T5" style:family="text">
      <style:text-properties officeooo:rsid="0017a65d"/>
    </style:style>
    <style:style style:name="T6" style:family="text">
      <style:text-properties officeooo:rsid="001935a1"/>
    </style:style>
    <style:style style:name="T7" style:family="text">
      <style:text-properties officeooo:rsid="001adf40"/>
    </style:style>
    <style:style style:name="T8" style:family="text">
      <style:text-properties officeooo:rsid="001e45b5"/>
    </style:style>
    <style:style style:name="T9" style:family="text">
      <style:text-properties officeooo:rsid="0021655b"/>
    </style:style>
    <style:style style:name="T10" style:family="text">
      <style:text-properties officeooo:rsid="00289d1d"/>
    </style:style>
    <style:style style:name="T11" style:family="text">
      <style:text-properties officeooo:rsid="00241448"/>
    </style:style>
    <style:style style:name="T12" style:family="text">
      <style:text-properties officeooo:rsid="002c9bc0"/>
    </style:style>
    <style:style style:name="T13" style:family="text">
      <style:text-properties officeooo:rsid="00325668"/>
    </style:style>
    <style:style style:name="T14" style:family="text">
      <style:text-properties fo:font-weight="bold" fo:background-color="#72bf44" loext:char-shading-value="0" style:font-weight-asian="bold" style:font-weight-complex="bold"/>
    </style:style>
    <style:style style:name="T15" style:family="text">
      <style:text-properties fo:font-weight="bold" officeooo:rsid="0033bc80" style:font-weight-asian="bold" style:font-weight-complex="bold"/>
    </style:style>
    <style:style style:name="T16" style:family="text">
      <style:text-properties fo:font-weight="bold" officeooo:rsid="008e07c1" style:font-weight-asian="bold" style:font-weight-complex="bold"/>
    </style:style>
    <style:style style:name="T17" style:family="text">
      <style:text-properties officeooo:rsid="003c3763"/>
    </style:style>
    <style:style style:name="T18" style:family="text">
      <style:text-properties officeooo:rsid="0033bc80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14421d" style:font-weight-asian="normal" style:font-weight-complex="normal"/>
    </style:style>
    <style:style style:name="T21" style:family="text">
      <style:text-properties fo:font-weight="normal" officeooo:rsid="0086af95" style:font-weight-asian="normal" style:font-weight-complex="normal"/>
    </style:style>
    <style:style style:name="T22" style:family="text">
      <style:text-properties fo:font-weight="normal" officeooo:rsid="0033bc80" style:font-weight-asian="normal" style:font-weight-complex="normal"/>
    </style:style>
    <style:style style:name="T23" style:family="text">
      <style:text-properties fo:font-weight="normal" officeooo:rsid="0087b71b" style:font-weight-asian="normal" style:font-weight-complex="normal"/>
    </style:style>
    <style:style style:name="T24" style:family="text">
      <style:text-properties fo:font-weight="normal" officeooo:rsid="00906d65" style:font-weight-asian="normal" style:font-weight-complex="normal"/>
    </style:style>
    <style:style style:name="T25" style:family="text">
      <style:text-properties fo:color="#000000" style:font-name="Consolas" fo:font-size="9.5pt" fo:background-color="#ffffff" loext:char-shading-value="0" style:font-size-asian="9.5pt"/>
    </style:style>
    <style:style style:name="T26" style:family="text">
      <style:text-properties fo:color="#000000" style:font-name="Consolas" fo:font-size="9.5pt" officeooo:rsid="0014421d" fo:background-color="#ffffff" loext:char-shading-value="0" style:font-size-asian="9.5pt"/>
    </style:style>
    <style:style style:name="T27" style:family="text">
      <style:text-properties fo:color="#000000" style:font-name="Consolas" fo:font-size="9.5pt" fo:font-weight="normal" fo:background-color="#ffffff" loext:char-shading-value="0" style:font-size-asian="9.5pt" style:font-weight-asian="normal" style:font-weight-complex="normal"/>
    </style:style>
    <style:style style:name="T28" style:family="text">
      <style:text-properties fo:color="#000000" style:font-name="Consolas" fo:font-size="9.5pt" fo:font-weight="normal" officeooo:rsid="0014421d" fo:background-color="#ffffff" loext:char-shading-value="0" style:font-size-asian="9.5pt" style:font-weight-asian="normal" style:font-weight-complex="normal"/>
    </style:style>
    <style:style style:name="T29" style:family="text">
      <style:text-properties officeooo:rsid="00503161"/>
    </style:style>
    <style:style style:name="T30" style:family="text">
      <style:text-properties officeooo:rsid="0053edd8"/>
    </style:style>
    <style:style style:name="T31" style:family="text">
      <style:text-properties officeooo:rsid="0058b7f4"/>
    </style:style>
    <style:style style:name="T32" style:family="text">
      <style:text-properties officeooo:rsid="004c77ec"/>
    </style:style>
    <style:style style:name="T33" style:family="text">
      <style:text-properties officeooo:rsid="0063302b"/>
    </style:style>
    <style:style style:name="T34" style:family="text">
      <style:text-properties officeooo:rsid="006631bc"/>
    </style:style>
    <style:style style:name="T35" style:family="text">
      <style:text-properties officeooo:rsid="0067add7"/>
    </style:style>
    <style:style style:name="T36" style:family="text">
      <style:text-properties officeooo:rsid="00682595"/>
    </style:style>
    <style:style style:name="T37" style:family="text">
      <style:text-properties officeooo:rsid="006a583a"/>
    </style:style>
    <style:style style:name="T38" style:family="text">
      <style:text-properties officeooo:rsid="006cf593"/>
    </style:style>
    <style:style style:name="T39" style:family="text">
      <style:text-properties officeooo:rsid="00737ffd"/>
    </style:style>
    <style:style style:name="T40" style:family="text">
      <style:text-properties officeooo:rsid="0074f4ff"/>
    </style:style>
    <style:style style:name="T41" style:family="text">
      <style:text-properties officeooo:rsid="0079b11e"/>
    </style:style>
    <style:style style:name="T42" style:family="text">
      <style:text-properties officeooo:rsid="0081a62c"/>
    </style:style>
    <style:style style:name="T43" style:family="text">
      <style:text-properties officeooo:rsid="0086af95"/>
    </style:style>
    <style:style style:name="T44" style:family="text">
      <style:text-properties officeooo:rsid="008d128e"/>
    </style:style>
    <style:style style:name="T45" style:family="text">
      <style:text-properties officeooo:rsid="008e07c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Webservice</text:p>
      <text:p text:style-name="P28"/>
      <text:p text:style-name="P6"/>
      <text:p text:style-name="P11">Cidades</text:p>
      <text:list xml:id="list2463870607" text:style-name="L1">
        <text:list-item>
          <text:p text:style-name="P33">incluir_cidade(nome, estado) : <text:s/>id, erro, mensagem</text:p>
        </text:list-item>
        <text:list-item>
          <text:p text:style-name="P34">atualizar_cidade(id, nome, estado) : <text:span text:style-name="T19">linhasafetadas</text:span><text:span text:style-name="T27">,</text:span>erro, mensagem</text:p>
        </text:list-item>
        <text:list-item>
          <text:p text:style-name="P44"><text:span text:style-name="T1">excluir_cidade(id) : linhasafetadas</text:span><text:span text:style-name="T26">,</text:span><text:span text:style-name="T25"> </text:span><text:span text:style-name="T1">erro, mensagem </text:span></text:p>
        </text:list-item>
        <text:list-item>
          <text:p text:style-name="P33">consultar_cidade(id, nome, estado) : array de cidades (id, nome, estado), erro, mensagem</text:p>
        </text:list-item>
      </text:list>
      <text:p text:style-name="P1"/>
      <text:p text:style-name="P12">Planos</text:p>
      <text:list xml:id="list1168755979" text:style-name="L2">
        <text:list-item>
          <text:p text:style-name="P41">incluir_plano(desc<text:span text:style-name="T29">r</text:span>icao, qtd_ofertas,valor_mensal,valor_oferta,alerta,visualizacao) : <text:s/>id, erro, mensagem</text:p>
        </text:list-item>
        <text:list-item>
          <text:p text:style-name="P46">atualizar_plano(id, <text:span text:style-name="T1">descricao, qtd_ofertas,valor_mensal,valor_oferta,alerta,visualizacao) : <text:s/>id, erro, mensagem</text:span></text:p>
        </text:list-item>
        <text:list-item>
          <text:p text:style-name="P47">excluir_plano(<text:span text:style-name="T1">id) : </text:span><text:span text:style-name="T20">linhasafetadas</text:span><text:span text:style-name="T28">,</text:span><text:span text:style-name="T1">erro, mensagem </text:span></text:p>
        </text:list-item>
        <text:list-item>
          <text:p text:style-name="P46">consultar_plano(id,descricao) : array de planos( id, <text:span text:style-name="T1">descicao, qtd_ofertas,valor_mensal,valor_oferta,alerta,visualizacao</text:span>), erro, mensagem</text:p>
        </text:list-item>
      </text:list>
      <text:p text:style-name="P24"/>
      <text:p text:style-name="P13">Configurações</text:p>
      <text:list xml:id="list2296972273" text:style-name="L3">
        <text:list-item>
          <text:p text:style-name="P48">incluir_config(codigo,valor) : <text:span text:style-name="T1">id, erro, mensagem</text:span></text:p>
        </text:list-item>
        <text:list-item>
          <text:p text:style-name="P42">atualizar_<text:span text:style-name="T2">config</text:span>(id, <text:span text:style-name="T2">codigo</text:span>, <text:span text:style-name="T2">valor</text:span>) : <text:span text:style-name="T19">linhasafetadas</text:span><text:span text:style-name="T27">,</text:span> erro, mensagem</text:p>
        </text:list-item>
        <text:list-item>
          <text:p text:style-name="P42">excluir_<text:span text:style-name="T2">config</text:span>(id) : <text:span text:style-name="T19">linhasafetadas</text:span><text:span text:style-name="T27">,</text:span>erro, mensagem </text:p>
        </text:list-item>
        <text:list-item>
          <text:p text:style-name="P43"><text:span text:style-name="T2">consultar</text:span>_<text:span text:style-name="T2">config</text:span>(id, <text:span text:style-name="T2">codigo</text:span>, <text:span text:style-name="T2">valor</text:span>) : <text:span text:style-name="T2">array de configuracao (id, codigo, valor), </text:span>erro, mensagem</text:p>
        </text:list-item>
      </text:list>
      <text:p text:style-name="P3"/>
      <text:p text:style-name="P26"><text:span text:style-name="T14">Permissões</text:span><text:span text:style-name="T1"> </text:span></text:p>
      <text:list xml:id="list214159941492408" text:continue-list="list2463870607" text:style-name="L1">
        <text:list-item>
          <text:p text:style-name="P35">consultar_<text:span text:style-name="T3">permissao</text:span>(id, <text:span text:style-name="T3">descricao</text:span>, <text:span text:style-name="T3">codigo</text:span>) : array de <text:span text:style-name="T3">permissões</text:span> (id, <text:span text:style-name="T3">descricao</text:span>, <text:span text:style-name="T3">codigo</text:span>), erro, mensagem</text:p>
        </text:list-item>
      </text:list>
      <text:p text:style-name="P2"/>
      <text:p text:style-name="P14">Grupos de Permissões</text:p>
      <text:list xml:id="list214159682826944" text:continue-numbering="true" text:style-name="L1">
        <text:list-item>
          <text:p text:style-name="P36">incluir_<text:span text:style-name="T5">grp_permissao</text:span>(<text:span text:style-name="T4">descricao</text:span>) : <text:s/>id, erro, mensagem</text:p>
        </text:list-item>
        <text:list-item>
          <text:p text:style-name="P34">atualizar_<text:span text:style-name="T5">grp_permissao</text:span>(id, <text:span text:style-name="T4">descricao</text:span>) : <text:span text:style-name="T19">linhasafetadas</text:span><text:span text:style-name="T27">,</text:span>erro, mensagem</text:p>
        </text:list-item>
        <text:list-item>
          <text:p text:style-name="P34">excluir_<text:span text:style-name="T5">grp_permissao</text:span>(id) : <text:span text:style-name="T19">linhasafetadas</text:span><text:span text:style-name="T27">,</text:span>erro, mensagem </text:p>
        </text:list-item>
        <text:list-item>
          <text:p text:style-name="P36">consultar_<text:span text:style-name="T6">grp_permissao</text:span>(id, <text:span text:style-name="T4">descricao</text:span>) : array de <text:span text:style-name="T5">grupos de permissoes</text:span> (id, nome), erro, mensagem</text:p>
          <text:p text:style-name="P36"/>
        </text:list-item>
        <text:list-item>
          <text:p text:style-name="P49">incluir_permissao_grupo(id_<text:span text:style-name="T30">grp_permissao</text:span>, id_permissao) : erro, mensagem</text:p>
        </text:list-item>
        <text:list-item>
          <text:p text:style-name="P50">excluir_permissao_grupo(id) <text:span text:style-name="T10">: </text:span><text:span text:style-name="T20">linhasafetadas</text:span><text:span text:style-name="T28">,</text:span><text:span text:style-name="T10">erro, mensagem</text:span> <text:s/></text:p>
        </text:list-item>
        <text:list-item>
          <text:p text:style-name="P49">consulta_permissao_grupo(id_<text:span text:style-name="T30">grp_permissao</text:span>) : <text:s/><text:span text:style-name="T1">array de permissões (id, descricao, codigo), erro, mensagem</text:span></text:p>
          <text:p text:style-name="P51"/>
        </text:list-item>
      </text:list>
      <text:p text:style-name="P15">Situações</text:p>
      <text:list xml:id="list214159786398681" text:continue-numbering="true" text:style-name="L1">
        <text:list-item>
          <text:p text:style-name="P37">consultar_<text:span text:style-name="T4">situacao</text:span>(id, <text:span text:style-name="T4">descricao, contratos, usuarios, desejos, faturas</text:span>) : array de <text:span text:style-name="T4">situacoes</text:span> (id, <text:span text:style-name="T31">descricao, contratos, usuarios, desejos, faturas</text:span>), erro, mensagem</text:p>
        </text:list-item>
      </text:list>
      <text:p text:style-name="P8"/>
      <text:p text:style-name="P8"/>
      <text:p text:style-name="P30">Grupos de Produtos</text:p>
      <text:list xml:id="list214161245802497" text:continue-numbering="true" text:style-name="L1">
        <text:list-item>
          <text:p text:style-name="P38">incluir_<text:span text:style-name="T5">grp_produto</text:span>(<text:span text:style-name="T4">descricao, icone</text:span>) : <text:s/>id, erro, mensagem</text:p>
        </text:list-item>
        <text:list-item>
          <text:p text:style-name="P34">atualizar_<text:span text:style-name="T5">grp_produto</text:span>(id, <text:span text:style-name="T4">descricao, icone</text:span>) : <text:span text:style-name="T19">linhasafetadas</text:span><text:span text:style-name="T27">,</text:span>erro, mensagem</text:p>
        </text:list-item>
        <text:list-item>
          <text:p text:style-name="P34">excluir_<text:span text:style-name="T5">grp_produto</text:span>(id) : <text:span text:style-name="T19">linhasafetadas</text:span><text:span text:style-name="T27">,</text:span>erro, mensagem </text:p>
        </text:list-item>
        <text:list-item>
          <text:p text:style-name="P39">consultar_<text:span text:style-name="T6">grp_produtos</text:span>(id, <text:span text:style-name="T4">descricao, icone</text:span>) : array de <text:span text:style-name="T5">grupos de produtos</text:span> (id, <text:span text:style-name="T7">descricao</text:span>), erro, mensagem</text:p>
        </text:list-item>
      </text:list>
      <text:p text:style-name="P5"/>
      <text:list xml:id="list214159616217816" text:continue-numbering="true" text:style-name="L1">
        <text:list-header>
          <text:p text:style-name="P85">Tipos de Produtos</text:p>
        </text:list-header>
        <text:list-item>
          <text:p text:style-name="P40">incluir_<text:span text:style-name="T7">tp_produto</text:span>(<text:span text:style-name="T4">descricao, id_grp_prod</text:span>) : <text:s/>id, erro, mensagem</text:p>
        </text:list-item>
        <text:list-item>
          <text:p text:style-name="P34">atualizar_<text:span text:style-name="T7">tp_produto</text:span>(id, <text:span text:style-name="T4">descricao, id_grp_prod</text:span>) : <text:span text:style-name="T19">linhasafetadas</text:span><text:span text:style-name="T27">,</text:span>erro, mensagem</text:p>
        </text:list-item>
        <text:list-item>
          <text:p text:style-name="P34">excluir_<text:span text:style-name="T7">tp_produto</text:span>(id) :<text:span text:style-name="T19">linhasafetadas</text:span><text:span text:style-name="T27">,</text:span> erro, mensagem </text:p>
        </text:list-item>
        <text:list-item>
          <text:p text:style-name="P40">consultar_<text:span text:style-name="T7">tp_produtos</text:span>(id, <text:span text:style-name="T4">descricao, id_grp_prod, desc_grp_produto</text:span>) : array de <text:span text:style-name="T7">tipo de produtos</text:span> (id, <text:span text:style-name="T7">descricao, icone, id_grp_prod, desc_grp_produto</text:span>), erro, mensagem</text:p>
        </text:list-item>
      </text:list>
      <text:p text:style-name="P4"/>
      <text:p text:style-name="P16">Usuários</text:p>
      <text:list xml:id="list2271749674" text:style-name="L4">
        <text:list-item>
          <text:p text:style-name="P52">incluir_usuario (<text:span text:style-name="T1">email, senha1, senha2, nome, cpf, aplicativo, retaguarda, empresa, id_situacao, id_cidade_ap</text:span>) <text:span text:style-name="T1"><text:s/>: id, erro, mensagem</text:span></text:p>
        </text:list-item>
        <text:list-item>
          <text:p text:style-name="P52"><text:span text:style-name="T8">atualizar</text:span>_usuario (<text:span text:style-name="T8">id, email, nome, cpf, aplicativo, retaguarda, empresa, id_situacao, id_cidade_ap</text:span>) <text:span text:style-name="T1"><text:s/>: erro, mensagem</text:span></text:p>
        </text:list-item>
        <text:list-item>
          <text:p text:style-name="P53"><text:span text:style-name="T8">excluir</text:span>_usuario <text:span text:style-name="T8">(id) : </text:span><text:span text:style-name="T20">linhasafetadas</text:span><text:span text:style-name="T28">,</text:span><text:span text:style-name="T8">erro, mensagem</text:span></text:p>
        </text:list-item>
        <text:list-item>
          <text:p text:style-name="P54">consultar_usuario(id, <text:span text:style-name="T1">email, nome, cpf, aplicativo, retaguarda, empresa, id_situacao, id_cidade_ap, nome_cidade_ap, desc_situacao</text:span>) <text:span text:style-name="T1">array de </text:span>usuários<text:span text:style-name="T1"> (</text:span>id, <text:span text:style-name="T1">email, senha, nome, cpf, aplicativo, retaguarda, empresa, id_situacao, desc_situacao, id_cidade_ap, </text:span>nome_cidade, uf<text:span text:style-name="T9">), erro, mensagem</text:span></text:p>
        </text:list-item>
        <text:list-item>
          <text:p text:style-name="P57">incluir_grp_permissao_usuario(id_<text:span text:style-name="T35">usuario</text:span>, id_grp_permissao) : <text:span text:style-name="T36">id, erro, mensagem</text:span></text:p>
        </text:list-item>
        <text:list-item>
          <text:p text:style-name="P58">excluir_grp_permissao_usuario(id) : <text:span text:style-name="T20">linhasafetadas</text:span><text:span text:style-name="T28">,</text:span><text:span text:style-name="T1">erro, mensagem</text:span></text:p>
        </text:list-item>
        <text:list-item>
          <text:p text:style-name="P55">consultar_<text:span text:style-name="T9">grp_</text:span>permissoes_usuario(id_<text:span text:style-name="T38">usuario</text:span>) : <text:span text:style-name="T1">array de grupos de permissoes (id_grp_</text:span>permissoes<text:span text:style-name="T1">, descricao_grp_permissao ), erro, mensagem</text:span></text:p>
        </text:list-item>
        <text:list-item>
          <text:p text:style-name="P56">consultar_permissoes_usuario(id_<text:span text:style-name="T38">usuario</text:span>) : <text:span text:style-name="T1">array de </text:span>permissoes<text:span text:style-name="T1"> (id_</text:span>permissao<text:span text:style-name="T1">, descricao_</text:span>permissao<text:span text:style-name="T1">, codigo_</text:span>permissao<text:span text:style-name="T1">), erro, mensagem</text:span></text:p>
        </text:list-item>
        <text:list-item>
          <text:p text:style-name="P59">reiniciar_senha(<text:span text:style-name="T34">email</text:span>) : <text:span text:style-name="T1">erro, mensagem </text:span></text:p>
        </text:list-item>
        <text:list-item>
          <text:p text:style-name="P60">trocar_senha(<text:span text:style-name="T37">email</text:span>, senha_antiga, nova_senha1, novo_senha2)<text:span text:style-name="T32">, erro, mensagem</text:span></text:p>
        </text:list-item>
        <text:list-item>
          <text:p text:style-name="P61">login_<text:span text:style-name="T33">usuario</text:span>(email, senha) : token, array de permissões (cod_permissao), erro, mensagem</text:p>
        </text:list-item>
      </text:list>
      <text:p text:style-name="P27"/>
      <text:p text:style-name="P17">Desejos</text:p>
      <text:list xml:id="list3859462410" text:style-name="L5">
        <text:list-item>
          <text:p text:style-name="P62">incluir_desejo(<text:span text:style-name="T11">descricao, id_usuario, id_tipo_produto, id_situacao</text:span>) <text:span text:style-name="T1">: id, erro, mensagem</text:span></text:p>
        </text:list-item>
        <text:list-item>
          <text:p text:style-name="P67">atualizar_desejo(id, <text:span text:style-name="T11">descricao, id_usuario, id_tipo_produto, id_situacao</text:span>) <text:span text:style-name="T1">: </text:span><text:span text:style-name="T20">linhasafetadas</text:span><text:span text:style-name="T28">,</text:span><text:span text:style-name="T1">id, erro, mensagem</text:span></text:p>
        </text:list-item>
        <text:list-item>
          <text:p text:style-name="P63"><text:span text:style-name="T12">excluir</text:span>_desejo(<text:span text:style-name="T12">id) : </text:span><text:span text:style-name="T20">linhasafetadas</text:span><text:span text:style-name="T28">,</text:span><text:span text:style-name="T12">erro, mensagem </text:span></text:p>
        </text:list-item>
        <text:list-item>
          <text:p text:style-name="P68">consultar_desejos(id, <text:span text:style-name="T11">descricao, id_usuario, id_tipo_produto</text:span>) : array de desejos ( id, <text:span text:style-name="T11">descricao, id_usuario, id_situacao, desc_situacao, id_tipo_produto</text:span>) : erro, mensagem</text:p>
        </text:list-item>
      </text:list>
      <text:p text:style-name="P23"/>
      <text:p text:style-name="P9"/>
      <text:p text:style-name="P31">Empresas</text:p>
      <text:list xml:id="list214183949" text:style-name="L6">
        <text:list-item>
          <text:p text:style-name="P64">incluir_empresa(fantasia, razao_social, cnpj, insc_est, url, email_com, email_sac, <text:span text:style-name="T39">email_aviso, </text:span>fone_com, fone_sac, endereco, numero, complemento, bairro, cep, endereco_cob, numero_cob, complemento_cob, bairro_cob, cep_cob, id_cidade, id_cidade_cob) : id, erro, mensagem</text:p>
        </text:list-item>
        <text:list-item>
          <text:p text:style-name="P65">alterar_empresa(id,fantasia, razao_social, cnpj, insc_est, url, email_com, email_sac, <text:span text:style-name="T39">email_aviso, </text:span>fone_com, fone_sac, endereco, numero, complemento, bairro, cep, endereco_cob, numero_cob, complemento_cob, bairro_cob, cep_cob, id_cidade, id_cidade_cob) : <text:span text:style-name="T20">linhasafetadas</text:span><text:span text:style-name="T28">,</text:span>erro, mensage</text:p>
        </text:list-item>
        <text:list-item>
          <text:p text:style-name="P66">excluir_empresa(id): <text:span text:style-name="T20">linhasafetadas</text:span><text:span text:style-name="T28">,</text:span>erro, mensagem</text:p>
        </text:list-item>
        <text:list-item>
          <text:p text:style-name="P65">consultar_empresa( id,fantasia, razao_social, cnpj, insc_est, url, email_com, email_sac, fone_com, fone_sac, endereco, numero, complemento, bairro, cep, endereco_cob, numero_cob, complemento_cob, bairro_cob, cep_cob, id_cidade, id_cidade_cob) : array de empresas ( id,fantasia, razao_social, cnpj, insc_est, url, email_com, email_sac, <text:span text:style-name="T39">email_aviso, </text:span>fone_com, fone_sac, endereco, numero, complemento, bairro, cep, endereco_cob, numero_cob, complemento_cob, bairro_cob, cep_cob, id_cidade, <text:span text:style-name="T40">nome_cidade, uf</text:span> id_cidade_cob, <text:span text:style-name="T40">nome_cidade_cob, uf_cob</text:span>), erro, mensagem</text:p>
        </text:list-item>
        <text:list-item>
          <text:p text:style-name="P69">incluir_usr_emp(id_<text:span text:style-name="T41">empresa</text:span>, id_<text:span text:style-name="T13">usuario</text:span>) : id, erro, mensagem</text:p>
        </text:list-item>
        <text:list-item>
          <text:p text:style-name="P70">excluir_usr_emp(id) : <text:span text:style-name="T20">linhasafetadas</text:span><text:span text:style-name="T28">,</text:span> erro, mensagem</text:p>
        </text:list-item>
        <text:list-item>
          <text:p text:style-name="P71">consultar_usr_emp(<text:span text:style-name="T41">id_empresa</text:span>) : <text:span text:style-name="T1">array de usuários (id, id_usuario, email, nome, cpf, aplicativo, retaguarda, id_situacao, </text:span>desc_situacao<text:span text:style-name="T1">), erro, mensagem</text:span></text:p>
        </text:list-item>
      </text:list>
      <text:p text:style-name="P25"/>
      <text:p text:style-name="P18">Contratos</text:p>
      <text:list xml:id="list873870919" text:style-name="L7">
        <text:list-item>
          <text:p text:style-name="P72">incluir_contrato(id_empresa, id_plano, id_situacao, dia_vct, <text:s/><text:span text:style-name="T42">data_inicio</text:span>) : id, erro, mensagem</text:p>
        </text:list-item>
        <text:list-item>
          <text:p text:style-name="P73">alterar_contrato(id, id_empresa, id_plano, id_situacao, dia_vct, <text:span text:style-name="T42">data_inicio, data_termino</text:span>) : <text:span text:style-name="T20">linhasafetadas</text:span><text:span text:style-name="T28">,</text:span> erro, mensagem</text:p>
        </text:list-item>
        <text:list-item>
          <text:p text:style-name="P74">excluir_contrato(id) : <text:span text:style-name="T20">linhasafetadas</text:span><text:span text:style-name="T28">,</text:span> erro, mensagem</text:p>
        </text:list-item>
        <text:list-item>
          <text:p text:style-name="P73">consultar_contrato(id, id_empresa, id_plano, id_situacao, dia_vct, <text:span text:style-name="T42">data_inicio, data_termino</text:span>) <text:s/>: array de contratos ( id, <text:s/>id_empresa, nome_empresa, id_plano, desc_plano, id_situacao, desc_situacao, dia_vct), erro, mensagem</text:p>
        </text:list-item>
      </text:list>
      <text:p text:style-name="P22"/>
      <text:p text:style-name="P20">Ofertas</text:p>
      <text:list xml:id="list1388062402" text:style-name="L8">
        <text:list-item>
          <text:p text:style-name="P77">incluir_oferta(id_desejo, id_empresa, validade, valor, url, descricao) : id, erro, mensagem</text:p>
        </text:list-item>
        <text:list-item>
          <text:p text:style-name="P78">alterar_oferta(id, id_desejo, id_empresa, validade, valor, url, descricao) : <text:span text:style-name="T20">linhasafetadas</text:span><text:span text:style-name="T28">,</text:span>erro, mensagem</text:p>
        </text:list-item>
        <text:list-item>
          <text:p text:style-name="P75">excluir_<text:span text:style-name="T17">oferta</text:span>(id) : <text:span text:style-name="T20">linhasafetadas</text:span><text:span text:style-name="T28">,</text:span> erro, mensagem</text:p>
        </text:list-item>
        <text:list-item>
          <text:p text:style-name="P79">consultar_oferta<text:span text:style-name="T17">(id, id_desejo, id_empresa, validade, valor, url, descricao) : array de </text:span>ofertas <text:span text:style-name="T17">(id, id_desejo, id_empresa, </text:span>nome_fantasia, <text:span text:style-name="T17">validade, valor, url, descricao), erro, mensagem</text:span></text:p>
        </text:list-item>
      </text:list>
      <text:p text:style-name="P21"/>
      <text:p text:style-name="P19"><text:span text:style-name="T44">F</text:span>aturas<text:span text:style-name="T45"> – </text:span><text:span text:style-name="T23">Manutenção</text:span></text:p>
      <text:list xml:id="list1761346231" text:style-name="L9">
        <text:list-item>
          <text:p text:style-name="P80"><text:span text:style-name="T21">incluir</text:span><text:span text:style-name="T19">_fatura(</text:span><text:span text:style-name="T24">id_empresa, </text:span><text:span text:style-name="T22">mes, ano, nosso_numero, valor, data_vct, data_pg, multa, juros, valor_pg, qtd_ofertas, id_situacao</text:span><text:span text:style-name="T19">) : </text:span><text:span text:style-name="T21">id</text:span><text:span text:style-name="T28">,</text:span><text:span text:style-name="T19">erro, mensagem</text:span></text:p>
        </text:list-item>
        <text:list-item>
          <text:p text:style-name="P81"><text:span text:style-name="T19">alterar_fatura(</text:span><text:span text:style-name="T18">id, mes, ano, nosso_numero, valor, data_vct, data_pg, multa, juros, valor_pg, qtd_ofertas, id_situacao</text:span>) : <text:span text:style-name="T20">linhasafetadas</text:span><text:span text:style-name="T28">,</text:span>erro, mensagem</text:p>
        </text:list-item>
        <text:list-item>
          <text:p text:style-name="P76">excluir_<text:span text:style-name="T43">fatura</text:span>(id) : <text:span text:style-name="T20">linhasafetadas</text:span><text:span text:style-name="T28">,</text:span> erro, mensagem</text:p>
        </text:list-item>
        <text:list-item>
          <text:p text:style-name="P82">consultar_fatura <text:span text:style-name="T19">(</text:span><text:span text:style-name="T18">id, </text:span>id_empresa, razao_social, <text:span text:style-name="T18">mes, ano, nosso_numero, id_situacao</text:span>) , array de faturas <text:span text:style-name="T19">(</text:span><text:span text:style-name="T18">id, </text:span>id_empresa, razao_social, <text:span text:style-name="T18">nosso_numero, mes, ano, valor, data_vct, data_pg, multa, juros, valor_pg, qtd_ofertas, id_situacao, desc_situacao</text:span>) : erro, mensagem</text:p>
        </text:list-item>
      </text:list>
      <text:p text:style-name="P29"/>
      <text:p text:style-name="P10"/>
      <text:p text:style-name="P32"><text:span text:style-name="T15">Faturas</text:span><text:span text:style-name="T16"> – </text:span>Processamento </text:p>
      <text:list xml:id="list214159688283699" text:continue-numbering="true" text:style-name="L9">
        <text:list-item>
          <text:p text:style-name="P45">gerar_faturas(mes, ano, id_empresa) : erro, mensagem</text:p>
        </text:list-item>
        <text:list-item>
          <text:p text:style-name="P83">gerar_arquivo_banco(mes, ano) : arquivo de boletos, erro, mensagem</text:p>
        </text:list-item>
        <text:list-item>
          <text:p text:style-name="P84">efetuar_baixa_faturas(arquivo banco): array de processamento (id,erro, mensagem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9T19:17:18.804000000</meta:creation-date>
    <meta:generator>LibreOffice/6.0.5.2$Windows_X86_64 LibreOffice_project/54c8cbb85f300ac59db32fe8a675ff7683cd5a16</meta:generator>
    <dc:date>2018-09-05T21:41:59.171000000</dc:date>
    <meta:editing-duration>PT14H42M47S</meta:editing-duration>
    <meta:editing-cycles>103</meta:editing-cycles>
    <meta:document-statistic meta:table-count="0" meta:image-count="0" meta:object-count="0" meta:page-count="4" meta:paragraph-count="84" meta:word-count="782" meta:character-count="7421" meta:non-whitespace-character-count="6764"/>
  </office:meta>
</office:document-meta>
</file>